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text-align="justify" fo:line-height="150%"/>
      <style:text-properties fo:font-weight="bold" style:font-weight-asian="bold" fo:font-size="14pt" style:font-size-asian="14pt" style:font-size-complex="14pt" fo:language="fi" fo:country="FI"/>
    </style:style>
    <style:style style:name="P2" style:parent-style-name="Textbody" style:family="paragraph">
      <style:paragraph-properties fo:text-align="justify" fo:line-height="150%"/>
    </style:style>
    <style:style style:name="T3" style:parent-style-name="DefaultParagraphFont" style:family="text">
      <style:text-properties fo:language="fi" fo:country="FI"/>
    </style:style>
    <style:style style:name="T4" style:parent-style-name="Hyperlink" style:family="text">
      <style:text-properties fo:language="fi" fo:country="FI"/>
    </style:style>
    <style:style style:name="T5" style:parent-style-name="Hyperlink" style:family="text">
      <style:text-properties fo:language="fi" fo:country="FI"/>
    </style:style>
    <style:style style:name="T6" style:parent-style-name="Hyperlink" style:family="text">
      <style:text-properties fo:language="fi" fo:country="FI"/>
    </style:style>
    <style:style style:name="P7" style:parent-style-name="Textbody" style:family="paragraph">
      <style:paragraph-properties fo:text-align="justify" fo:line-height="150%"/>
      <style:text-properties fo:language="fi" fo:country="FI"/>
    </style:style>
    <style:style style:name="P8" style:parent-style-name="Textbody" style:family="paragraph">
      <style:paragraph-properties fo:text-align="justify" fo:line-height="150%"/>
      <style:text-properties fo:language="fi" fo:country="FI"/>
    </style:style>
    <style:style style:name="P9" style:parent-style-name="Textbody" style:family="paragraph">
      <style:paragraph-properties fo:text-align="justify" fo:line-height="150%" fo:margin-left="0.4923in">
        <style:tab-stops/>
      </style:paragraph-properties>
      <style:text-properties fo:language="fi" fo:country="FI"/>
    </style:style>
    <style:style style:name="P10" style:parent-style-name="Textbody" style:family="paragraph">
      <style:paragraph-properties fo:text-align="justify" fo:line-height="150%"/>
    </style:style>
    <style:style style:name="T11" style:parent-style-name="DefaultParagraphFont" style:family="text">
      <style:text-properties fo:language="fi" fo:country="FI"/>
    </style:style>
    <style:style style:name="T12" style:parent-style-name="DefaultParagraphFont" style:family="text">
      <style:text-properties fo:background-color="#FF0000" fo:language="fi" fo:country="FI"/>
    </style:style>
    <style:style style:name="T13" style:parent-style-name="DefaultParagraphFont" style:family="text">
      <style:text-properties fo:language="fi" fo:country="FI"/>
    </style:style>
    <style:style style:name="T14" style:parent-style-name="DefaultParagraphFont" style:family="text">
      <style:text-properties fo:language="fi" fo:country="FI"/>
    </style:style>
    <style:style style:name="T15" style:parent-style-name="DefaultParagraphFont" style:family="text">
      <style:text-properties fo:language="fi" fo:country="FI"/>
    </style:style>
    <style:style style:name="T16" style:parent-style-name="DefaultParagraphFont" style:family="text">
      <style:text-properties fo:language="fi" fo:country="FI"/>
    </style:style>
    <style:style style:name="T17" style:parent-style-name="DefaultParagraphFont" style:family="text">
      <style:text-properties fo:language="fi" fo:country="FI"/>
    </style:style>
    <style:style style:name="P18" style:parent-style-name="Textbody" style:family="paragraph">
      <style:paragraph-properties fo:text-align="justify" fo:line-height="150%"/>
      <style:text-properties fo:language="fi" fo:country="FI"/>
    </style:style>
    <style:style style:name="P19" style:parent-style-name="Textbody" style:family="paragraph">
      <style:paragraph-properties fo:text-align="justify" fo:line-height="150%"/>
      <style:text-properties fo:language="fi" fo:country="FI"/>
    </style:style>
    <style:style style:name="P20" style:parent-style-name="Textbody" style:family="paragraph">
      <style:paragraph-properties fo:text-align="justify" fo:line-height="150%"/>
      <style:text-properties fo:language="fi" fo:country="FI"/>
    </style:style>
    <style:style style:name="P21" style:parent-style-name="Textbody" style:family="paragraph">
      <style:paragraph-properties fo:text-align="justify" fo:line-height="150%"/>
      <style:text-properties fo:language="fi" fo:country="FI"/>
    </style:style>
    <style:style style:name="P22" style:parent-style-name="Textbody" style:family="paragraph">
      <style:paragraph-properties fo:text-align="justify" fo:line-height="150%"/>
      <style:text-properties fo:language="fi" fo:country="FI"/>
    </style:style>
    <style:style style:name="P23" style:parent-style-name="Textbody" style:family="paragraph">
      <style:paragraph-properties fo:text-align="justify" fo:line-height="150%"/>
      <style:text-properties fo:language="fi" fo:country="FI"/>
    </style:style>
    <style:style style:name="P24" style:parent-style-name="Textbody" style:family="paragraph">
      <style:paragraph-properties fo:text-align="justify" fo:line-height="150%"/>
      <style:text-properties fo:language="fi" fo:country="FI"/>
    </style:style>
    <style:style style:name="P25" style:parent-style-name="Textbody" style:family="paragraph">
      <style:paragraph-properties fo:text-align="justify" fo:line-height="150%"/>
      <style:text-properties fo:language="fi" fo:country="FI"/>
    </style:style>
    <style:style style:name="P26" style:parent-style-name="Textbody" style:family="paragraph">
      <style:paragraph-properties fo:text-align="justify" fo:line-height="150%"/>
      <style:text-properties fo:language="fi" fo:country="FI"/>
    </style:style>
    <style:style style:name="P27" style:parent-style-name="Textbody" style:family="paragraph">
      <style:paragraph-properties fo:text-align="justify" fo:line-height="150%"/>
      <style:text-properties fo:language="fi" fo:country="FI"/>
    </style:style>
    <style:style style:name="P28" style:parent-style-name="Textbody" style:family="paragraph">
      <style:paragraph-properties fo:text-align="justify" fo:line-height="150%"/>
      <style:text-properties fo:language="fi" fo:country="FI"/>
    </style:style>
    <style:style style:name="P29" style:parent-style-name="Textbody" style:family="paragraph">
      <style:paragraph-properties fo:text-align="justify" fo:line-height="150%"/>
      <style:text-properties fo:language="fi" fo:country="FI"/>
    </style:style>
    <style:style style:name="P30" style:parent-style-name="Textbody" style:family="paragraph">
      <style:paragraph-properties fo:text-align="justify" fo:line-height="150%"/>
      <style:text-properties fo:language="fi" fo:country="FI"/>
    </style:style>
    <style:style style:name="P31" style:parent-style-name="Textbody" style:family="paragraph">
      <style:paragraph-properties fo:text-align="justify" fo:line-height="150%"/>
      <style:text-properties fo:language="fi" fo:country="FI"/>
    </style:style>
    <style:style style:name="P32" style:parent-style-name="Textbody" style:family="paragraph">
      <style:paragraph-properties fo:text-align="justify" fo:line-height="150%"/>
      <style:text-properties fo:language="fi" fo:country="FI"/>
    </style:style>
    <style:style style:name="P33" style:parent-style-name="Textbody" style:family="paragraph">
      <style:paragraph-properties fo:text-align="justify" fo:line-height="150%"/>
      <style:text-properties fo:language="fi" fo:country="FI"/>
    </style:style>
    <style:style style:name="P34" style:parent-style-name="Textbody" style:family="paragraph">
      <style:paragraph-properties fo:text-align="justify" fo:line-height="150%"/>
      <style:text-properties fo:language="fi" fo:country="FI"/>
    </style:style>
  </office:automatic-styles>
  <office:body>
    <office:text text:use-soft-page-breaks="true">
      <text:p text:style-name="P1">Käyttöohje</text:p>
      <text:p text:style-name="P2"><text:span text:style-name="T3">Ohjelman URL:<text:s/></text:span><text:a xlink:href="http://t-llybeck.users.cs.helsinki.fi/mosedb" office:target-frame-name="_top" xlink:show="replace"><text:span text:style-name="T4">http://t-llybeck.users.cs.hels</text:span><text:bookmark-start text:name="_Hlt355008519"/><text:bookmark-start text:name="_Hlt355008520"/><text:span text:style-name="T5">i</text:span><text:bookmark-end text:name="_Hlt355008519"/><text:bookmark-end text:name="_Hlt355008520"/><text:span text:style-name="T6">nki.fi/mosedb</text:span></text:a></text:p>
      <text:p text:style-name="P7">Ohjelman testaustunnus:<text:s/></text:p>
      <text:p text:style-name="P8"><text:tab/>-käyttäjänimi : test-admin</text:p>
      <text:p text:style-name="P9">-salasana : testingtesting<text:s/></text:p>
      <text:p text:style-name="P10"><text:span text:style-name="T11">(<text:s/></text:span><text:span text:style-name="T12">HUOM!</text:span><text:span text:style-name="T13"><text:s/>Työn arvostelijaa pyydetään olemaan poistamatta mitään testaushetkellä olemassaolevaa käyttäjää. Käyttäjän poisto-ominaisuutta testattaessa olisi toivottavaa luoda poistotarkoitukseen luoto testi-käyttäjä</text:span><text:span text:style-name="T14">, <text:s/>koska<text:s/></text:span><text:span text:style-name="T15"><text:s/></text:span><text:span text:style-name="T16">tietokannasta poistetun käyttäjän kaikki elokuvat ja sarjat myös poistetaan.<text:s/></text:span><text:span text:style-name="T17">)</text:span></text:p>
      <text:p text:style-name="P18"/>
      <text:p text:style-name="P19">Käyttäjä ohjautuu onnistuneen kirjautumisen jälkeen ”search”-sivulle, jolla käyttäjä voi hakea tietokantaan jo aiemmin tallennettuja tietoja. Haettuaan joko elokuvia tai sarjoja on käyttäjän mahdollista päästä muokkaamaan ja lukemaan lisätietoja kohteesta klikkaamalla<text:s/>kohteen vieressä olevaa view-nappia (eli ohjautuu joko ”Movie-info” tai ”Series-Info” sivulle)</text:p>
      <text:p text:style-name="P20"/>
      <text:p text:style-name="P21">”Add movie”-sivulla käyttäjän on mahdollista lisätä elokuva ja elokuvan tietoja tietokantaan. Onnistuneesta lisäyksestä tai vastaavasti epäonnistuneestä lisäysyrityksestä tulee ilmoitus (olennaisesti ainoa mahdollinen virhetilanne on yrittää tallentaa elokuva ilman yhtään nimeä).</text:p>
      <text:p text:style-name="P22"/>
      <text:p text:style-name="P23">”Add series”-sivulla käyttäjän on mahdollista lisätä sarja sekä osan sarjan tiedoista tietokantaan (vain nimet &amp; genret). <text:s/>Onnistunut<text:s/>lisäys ohjaa käyttäjän ”Series-info”-sivulle, ja vastaavasti epäonnistunut lisäysyritys pitää käyttäjän sivulla virheilmoituksen kera (edelleen olennaisesti ainoa mahdollinen virhetilanne on yrittää tallentaa<text:s/>sarja<text:s/>ilman yhtään nimeä).</text:p>
      <text:p text:style-name="P24"/>
      <text:p text:style-name="P25">”Movie-info”-sivulla käyttäjä voi muokata tietokannassa olemassaolevan elokuvan tietoja ja päivittää ne update-napilla. Käyttäjä voi myös poistaa elokuvan tietokannasta painamalla delete-nappia. Onnistunut ja epäonnistunut päivitys johtaa vastaavaan ilmoitukseen, poistaminen ”search”-sivulle.</text:p>
      <text:p text:style-name="P26"/>
      <text:p text:style-name="P27">”Series-info”-sivulla käyttäjä voi muokata tietokannassa olemassaolevan sarjan tietoja ja päivittää ne<text:s/><text:soft-page-break/>update-napilla. Käyttäjä voi myös poistaa sarjan tietokannasta painamalla delete-nappia Tällä sivulla on myös mahdollista lisätä kausia ja jaksoja sarjalle. Onnistunut ja epäonnistunut päivitys johtaa vastaavaan ilmoitukseen, poistaminen ”search”-sivulle.</text:p>
      <text:p text:style-name="P28"/>
      <text:p text:style-name="P29">”Manage account”-sivulla voi käyttäjä muokata omia käyttäjätietoja (onnistunut päivitys vaatii että kaikilla käyttäjän kentillä jokin arvo).</text:p>
      <text:p text:style-name="P30"/>
      <text:p text:style-name="P31">”Admin Tools”-sivulla ylläpitäjä voi joko poistaa tai lisätä käyttäjiä.</text:p>
      <text:p text:style-name="P32">”Logout”-nappia painamalla käyttäjä kirjautuu ulos.</text:p>
      <text:p text:style-name="P33"/>
      <text:p text:style-name="P3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Micro Hei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Lasse</meta:initial-creator>
    <dc:creator>Easysimulation</dc:creator>
    <meta:creation-date>2013-04-29T10:49:00Z</meta:creation-date>
    <dc:date>2013-04-29T12:37:00Z</dc:date>
    <meta:template xlink:href="Normal.dotm" xlink:type="simple"/>
    <meta:editing-cycles>6</meta:editing-cycles>
    <meta:editing-duration>PT3780S</meta:editing-duration>
    <meta:document-statistic meta:page-count="2" meta:paragraph-count="4" meta:word-count="269" meta:character-count="2452" meta:row-count="18" meta:non-whitespace-character-count="2187"/>
  </office:meta>
</office:document-meta>
</file>